
<file path=META-INF/manifest.xml><?xml version="1.0" encoding="utf-8"?>
<manifest:manifes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manifest:file-entry manifest:full-path="/" manifest:media-type="application/vnd.oasis.opendocument.text" manifest:version="1.2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font-face-decls>
    <style:font-face style:name="맑은 고딕" svg:font-family="'맑은 고딕'"/>
    <style:font-face style:name="Wingdings" svg:font-family="Wingdings"/>
    <style:font-face style:name="Times New Roman" svg:font-family="'Times New Roman'"/>
    <style:font-face style:name="Liberation Serif" svg:font-family="'Liberation Serif'"/>
    <style:font-face style:name="Segoe UI" svg:font-family="'Segoe UI'"/>
    <style:font-face style:name="한컴바탕" svg:font-family="한컴바탕"/>
    <style:font-face style:name="돋움" svg:font-family="돋움"/>
    <style:font-face style:name="ÇÑÄÄ¹ÙÅÁ" svg:font-family="ÇÑÄÄ¹ÙÅÁ"/>
    <style:font-face style:name="바탕" svg:font-family="바탕"/>
    <style:font-face style:name="MS Mincho" svg:font-family="'MS Mincho'"/>
  </office:font-face-decls>
  <office:automatic-styles>
    <style:style style:name="PO_TABLE1" style:family="table" style:master-page-name="Standard">
      <style:table-properties style:width="17.013cm" table:align="left" fo:margin-left="-0.042cm" fo:margin-right="0cm" fo:margin-top="0cm" fo:margin-bottom="0.353cm" table:border-model="collapsing"/>
    </style:style>
    <style:style style:name="PO_Table1.A" style:family="table-column">
      <style:table-column-properties style:column-width="10.425cm"/>
    </style:style>
    <style:style style:name="PO_Table1.B" style:family="table-column">
      <style:table-column-properties style:column-width="6.588cm"/>
    </style:style>
    <style:style style:name="PO_Table1.1" style:family="table-row">
      <style:table-row-properties style:min-row-height="1.321cm" fo:keep-together="auto"/>
    </style:style>
    <style:style style:name="PO_Table1.A1" style:family="table-cell">
      <style:table-cell-properties style:vertical-align="middle" style:writing-mode="lr-tb" fo:border-left="1pt solid #000000" fo:border-right="0.25pt solid #000000" fo:border-top="1pt solid #000000" fo:border-bottom="0.25pt solid #000000" fo:padding-left="0.141cm" fo:padding-right="0.141cm" fo:padding-top="0.215cm" fo:padding-bottom="0.247cm"/>
    </style:style>
    <style:style style:name="PO_T1" style:family="text" style:parent-style-name="Standard">
      <style:text-properties fo:font-size="15pt" fo:color="#000000" style:font-size-asian="15pt" style:font-size-complex="15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한컴바탕" style:font-name-asian="돋움" style:font-name-complex="한컴바탕" fo:letter-spacing="-0.012cm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T2" style:family="text" style:parent-style-name="Standard">
      <style:text-properties fo:font-size="15pt" fo:color="#000000" style:font-size-asian="15pt" style:font-size-complex="15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한컴바탕" style:font-name-asian="돋움" style:font-name-complex="한컴바탕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P1" style:family="paragraph" style:parent-style-name="Standard">
      <style:paragraph-properties text:number-lines="true" style:justify-single-word="false" fo:widows="2" fo:orphans="2" fo:line-height="115%" fo:text-align="justify" fo:keep-together="auto" fo:margin-left="0cm" fo:margin-right="0cm" fo:margin-top="0cm" fo:margin-bottom="0.353cm" fo:text-indent="0cm" fo:background-color="transparent" style:shadow="none" fo:keep-with-next="auto" style:text-autospace="ideograph-alpha" style:punctuation-wrap="hanging" style:line-break="strict" style:join-border="true"/>
      <style:text-properties fo:font-size="10pt" fo:color="#000000" style:font-size-asian="10pt" style:font-size-complex="10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B1" style:family="table-cell">
      <style:table-cell-properties style:vertical-align="middle" style:writing-mode="lr-tb" fo:border-left="0.25pt solid #000000" fo:border-right="1pt solid #000000" fo:border-top="1pt solid #000000" fo:border-bottom="0.25pt solid #000000" fo:padding-left="0.141cm" fo:padding-right="0.141cm" fo:padding-top="0.215cm" fo:padding-bottom="0.247cm"/>
    </style:style>
    <style:style style:name="PO_T3" style:family="text" style:parent-style-name="Standard">
      <style:text-properties fo:font-size="11pt" fo:color="#000000" style:font-size-asian="11pt" style:font-size-complex="11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한컴바탕" style:font-name-asian="바탕" style:font-name-complex="한컴바탕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4" style:family="text" style:parent-style-name="Standard">
      <style:text-properties fo:font-size="11pt" fo:color="#000000" style:font-size-asian="11pt" style:font-size-complex="11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바탕" style:font-name-asian="바탕" style:font-name-complex="바탕" fo:letter-spacing="-0.009cm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5" style:family="text" style:parent-style-name="Standard">
      <style:text-properties fo:font-size="11pt" fo:color="#000000" style:font-size-asian="11pt" style:font-size-complex="11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한컴바탕" style:font-name-asian="바탕" style:font-name-complex="한컴바탕" fo:letter-spacing="-0.009cm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2" style:family="paragraph" style:parent-style-name="Standard">
      <style:paragraph-properties text:number-lines="true" fo:widows="2" fo:orphans="2" fo:line-height="0.423cm" fo:text-align="center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8pt" fo:color="#000000" style:font-size-asian="8pt" style:font-size-complex="8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ÇÑÄÄ¹ÙÅÁ" style:font-name-asian="Times New Roman" style:font-name-complex="ÇÑÄÄ¹ÙÅÁ" fo:letter-spacing="-0.009cm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2" style:family="table-row">
      <style:table-row-properties style:min-row-height="4.166cm" fo:keep-together="auto"/>
    </style:style>
    <style:style style:name="PO_Table1.A2" style:family="table-cell">
      <style:table-cell-properties style:vertical-align="middle" style:writing-mode="lr-tb" fo:border-left="1pt solid #000000" fo:border-right="1pt solid #000000" fo:border-top="0.25pt solid #000000" fo:border-bottom="0.25pt solid #000000" fo:padding-left="0.141cm" fo:padding-right="0.141cm" fo:padding-top="0.215cm" fo:padding-bottom="0.247cm"/>
    </style:style>
    <style:style style:name="PO_P3" style:family="paragraph" style:parent-style-name="Standard">
      <style:paragraph-properties text:number-lines="true" style:justify-single-word="false" fo:widows="2" fo:orphans="2" fo:line-height="0.6cm" fo:text-align="justify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8pt" fo:color="#000000" style:font-size-asian="8pt" style:font-size-complex="8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ÇÑÄÄ¹ÙÅÁ" style:font-name-asian="Times New Roman" style:font-name-complex="ÇÑÄÄ¹ÙÅÁ" fo:letter-spacing="-0.009cm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SHAPE1" style:family="graphic">
      <style:graphic-properties draw:auto-grow-height="false" draw:auto-grow-width="false" draw:fill="none" draw:opacity="100%" draw:stroke="solid" draw:stroke-linejoin="miter" draw:textarea-vertical-align="top" fo:margin-bottom="0cm" fo:margin-left="0cm" fo:margin-right="0cm" fo:margin-top="0cm" fo:padding-bottom="0cm" fo:padding-left="0cm" fo:padding-right="0cm" fo:padding-top="0cm" fo:wrap-option="wrap" style:horizontal-pos="from-left" style:horizontal-rel="paragraph" style:run-through="foreground" style:vertical-pos="from-top" style:vertical-rel="paragraph" style:wrap="run-through" svg:stroke-color="#000000" svg:stroke-linecap="butt" svg:stroke-opacity="100%" svg:stroke-width="0cm"/>
      <style:paragraph-properties style:writing-mode="lr-tb"/>
    </style:style>
    <style:style style:name="PO_P4" style:family="paragraph" style:parent-style-name="Standard">
      <style:paragraph-properties text:number-lines="tru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ideograph-alpha" style:punctuation-wrap="hanging" style:line-break="strict" style:join-border="true"/>
      <style:text-properties fo:font-size="12pt" fo:color="#000000" style:font-size-asian="12pt" style:font-size-complex="12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Liberation Serif" style:font-name-asian="Segoe UI" style:font-name-complex="Liberation Serif" fo:letter-spacing="0cm" fo:language="en" style:language-asian="en" style:language-complex="en" fo:country="US" style:country-asian="US" style:country-complex="US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5" style:family="paragraph" style:parent-style-name="Standard">
      <style:paragraph-properties text:number-lines="true" style:justify-single-word="false" fo:widows="2" fo:orphans="2" fo:line-height="0.6cm" fo:text-align="justify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1pt" fo:color="#000000" style:font-size-asian="11pt" style:font-size-complex="11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한컴바탕" style:font-name-asian="바탕" style:font-name-complex="한컴바탕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6" style:family="paragraph" style:parent-style-name="Standard">
      <style:paragraph-properties text:number-lines="true" style:justify-single-word="false" fo:widows="2" fo:orphans="2" fo:line-height="0.6cm" fo:text-align="justify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바탕" style:font-name-asian="바탕" style:font-name-complex="바탕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3" style:family="table-row">
      <style:table-row-properties style:min-row-height="2.254cm" fo:keep-together="auto"/>
    </style:style>
    <style:style style:name="PO_Table1.A3" style:family="table-cell">
      <style:table-cell-properties style:vertical-align="middle" style:writing-mode="lr-tb" fo:border-left="1pt solid #000000" fo:border-right="1pt solid #000000" fo:border-top="0.25pt solid #000000" fo:border-bottom="0.25pt solid #000000" fo:padding-left="0.141cm" fo:padding-right="0.141cm" fo:padding-top="0.215cm" fo:padding-bottom="0.247cm"/>
    </style:style>
    <style:style style:name="PO_T6" style:family="text" style:parent-style-name="Standard">
      <style:text-properties fo:font-size="12pt" fo:color="#000000" style:font-size-asian="12pt" style:font-size-complex="12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한컴바탕" style:font-name-asian="돋움" style:font-name-complex="한컴바탕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7" style:family="text" style:parent-style-name="Standard">
      <style:text-properties fo:font-size="12pt" fo:color="#000000" style:font-size-asian="12pt" style:font-size-complex="12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한컴바탕" style:font-name-asian="돋움" style:font-name-complex="한컴바탕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T8" style:family="text" style:parent-style-name="Standard">
      <style:text-properties fo:font-size="12pt" fo:color="#000000" style:font-size-asian="12pt" style:font-size-complex="12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한컴바탕" style:font-name-asian="돋움" style:font-name-complex="한컴바탕" fo:letter-spacing="-0.011cm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P7" style:family="paragraph" style:parent-style-name="Standard">
      <style:paragraph-properties text:number-lines="true" style:justify-single-word="false" fo:widows="2" fo:orphans="2" fo:line-height="0.6cm" fo:text-align="justify" fo:keep-together="auto" fo:margin-left="0.496cm" fo:margin-right="0cm" fo:margin-top="0cm" fo:margin-bottom="0cm" fo:text-indent="-0.499cm" fo:background-color="transparent" style:shadow="none" fo:keep-with-next="auto" style:text-autospace="none" style:punctuation-wrap="hanging" style:line-break="strict" style:join-border="true"/>
      <style:text-properties fo:font-size="8pt" fo:color="#000000" style:font-size-asian="8pt" style:font-size-complex="8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ÇÑÄÄ¹ÙÅÁ" style:font-name-asian="Times New Roman" style:font-name-complex="ÇÑÄÄ¹ÙÅÁ" fo:letter-spacing="-0.009cm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4" style:family="table-row">
      <style:table-row-properties style:min-row-height="2.219cm" fo:keep-together="auto"/>
    </style:style>
    <style:style style:name="PO_Table1.A4" style:family="table-cell">
      <style:table-cell-properties style:vertical-align="middle" style:writing-mode="lr-tb" fo:border-left="1pt solid #000000" fo:border-right="1pt solid #000000" fo:border-top="0.25pt solid #000000" fo:border-bottom="0.25pt solid #000000" fo:padding-left="0.141cm" fo:padding-right="0.141cm" fo:padding-top="0.215cm" fo:padding-bottom="0.247cm"/>
    </style:style>
    <style:style style:name="PO_P8" style:family="paragraph" style:parent-style-name="Standard">
      <style:paragraph-properties text:number-lines="true" style:justify-single-word="false" fo:widows="2" fo:orphans="2" fo:line-height="0.6cm" fo:text-align="justify" fo:keep-together="auto" fo:margin-left="0.399cm" fo:margin-right="0cm" fo:margin-top="0cm" fo:margin-bottom="0cm" fo:text-indent="-0.4cm" fo:background-color="transparent" style:shadow="none" fo:keep-with-next="auto" style:text-autospace="none" style:punctuation-wrap="hanging" style:line-break="strict" style:join-border="true"/>
      <style:text-properties fo:font-size="8pt" fo:color="#000000" style:font-size-asian="8pt" style:font-size-complex="8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ÇÑÄÄ¹ÙÅÁ" style:font-name-asian="Times New Roman" style:font-name-complex="ÇÑÄÄ¹ÙÅÁ" fo:letter-spacing="-0.009cm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5" style:family="table-row">
      <style:table-row-properties style:min-row-height="2.219cm" fo:keep-together="auto"/>
    </style:style>
    <style:style style:name="PO_Table1.A5" style:family="table-cell">
      <style:table-cell-properties style:vertical-align="middle" style:writing-mode="lr-tb" fo:border-left="1pt solid #000000" fo:border-right="1pt solid #000000" fo:border-top="0.25pt solid #000000" fo:border-bottom="0.25pt solid #000000" fo:padding-left="0.141cm" fo:padding-right="0.141cm" fo:padding-top="0.215cm" fo:padding-bottom="0.247cm"/>
    </style:style>
    <style:style style:name="PO_Table1.6" style:family="table-row">
      <style:table-row-properties style:min-row-height="1.803cm" fo:keep-together="auto"/>
    </style:style>
    <style:style style:name="PO_Table1.A6" style:family="table-cell">
      <style:table-cell-properties style:vertical-align="middle" style:writing-mode="lr-tb" fo:border-left="1pt solid #000000" fo:border-right="1pt solid #000000" fo:border-top="0.25pt solid #000000" fo:border-bottom="0.25pt solid #000000" fo:padding-left="0.141cm" fo:padding-right="0.141cm" fo:padding-top="0.215cm" fo:padding-bottom="0.247cm"/>
    </style:style>
    <style:style style:name="PO_P9" style:family="paragraph" style:parent-style-name="Standard">
      <style:paragraph-properties text:number-lines="true" fo:widows="2" fo:orphans="2" fo:line-height="0.6cm" fo:text-align="center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8pt" fo:color="#000000" style:font-size-asian="8pt" style:font-size-complex="8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ÇÑÄÄ¹ÙÅÁ" style:font-name-asian="Times New Roman" style:font-name-complex="ÇÑÄÄ¹ÙÅÁ" fo:letter-spacing="-0.009cm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0" style:family="paragraph" style:parent-style-name="Standard">
      <style:paragraph-properties text:number-lines="true" style:justify-single-word="false" fo:widows="2" fo:orphans="2" fo:line-height="0.6cm" fo:text-align="justify" fo:keep-together="auto" fo:margin-left="0.501cm" fo:margin-right="0cm" fo:margin-top="0cm" fo:margin-bottom="0cm" fo:text-indent="-0.501cm" fo:background-color="transparent" style:shadow="none" fo:keep-with-next="auto" style:text-autospace="none" style:punctuation-wrap="hanging" style:line-break="strict" style:join-border="true"/>
      <style:text-properties fo:font-size="8pt" fo:color="#000000" style:font-size-asian="8pt" style:font-size-complex="8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ÇÑÄÄ¹ÙÅÁ" style:font-name-asian="Times New Roman" style:font-name-complex="ÇÑÄÄ¹ÙÅÁ" fo:letter-spacing="-0.009cm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1" style:family="paragraph" style:parent-style-name="Standard">
      <style:paragraph-properties text:number-lines="true" fo:widows="2" fo:orphans="2" fo:line-height="0.6cm" fo:text-align="righ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8pt" fo:color="#000000" style:font-size-asian="8pt" style:font-size-complex="8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ÇÑÄÄ¹ÙÅÁ" style:font-name-asian="Times New Roman" style:font-name-complex="ÇÑÄÄ¹ÙÅÁ" fo:letter-spacing="-0.009cm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7" style:family="table-row">
      <style:table-row-properties style:min-row-height="1.803cm" fo:keep-together="auto"/>
    </style:style>
    <style:style style:name="PO_Table1.A7" style:family="table-cell">
      <style:table-cell-properties style:vertical-align="middle" style:writing-mode="lr-tb" fo:border-left="1pt solid #000000" fo:border-right="1pt solid #000000" fo:border-top="0.25pt solid #000000" fo:border-bottom="1pt solid #000000" fo:padding-left="0.141cm" fo:padding-right="0.141cm" fo:padding-top="0.215cm" fo:padding-bottom="0.247cm"/>
    </style:style>
    <style:style style:name="PO_P12" style:family="paragraph" style:parent-style-name="Standard">
      <style:paragraph-properties text:number-lines="true" fo:widows="2" fo:orphans="2" fo:line-height="normal" fo:text-align="center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8pt" fo:color="#000000" style:font-size-asian="8pt" style:font-size-complex="8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바탕" style:font-name-asian="바탕" style:font-name-complex="바탕" fo:letter-spacing="-0.009cm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9" style:family="text" style:parent-style-name="Standard"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한컴바탕" style:font-name-asian="바탕" style:font-name-complex="한컴바탕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10" style:family="text" style:parent-style-name="Standard"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한컴바탕" style:font-name-asian="바탕" style:font-name-complex="한컴바탕" fo:letter-spacing="-0.009cm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11" style:family="text" style:parent-style-name="Standard">
      <style:text-properties fo:font-size="10pt" fo:color="#000000" style:font-size-asian="10pt" style:font-size-complex="10pt" style:use-window-font-color="false" style:text-outline="false" style:letter-kerning="false" style:text-scale="98%" fo:font-variant="normal" fo:text-transform="none" style:text-line-through-type="none" style:text-line-through-style="none" style:text-position="0% 100%" style:font-name="한컴바탕" style:font-name-asian="바탕" style:font-name-complex="한컴바탕" fo:letter-spacing="-0.004cm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3" style:family="paragraph" style:parent-style-name="Standard">
      <style:paragraph-properties text:number-lines="true" style:justify-single-word="false" fo:widows="2" fo:orphans="2" fo:line-height="125%" fo:text-align="justify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8pt" fo:color="#000000" style:font-size-asian="8pt" style:font-size-complex="8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ÇÑÄÄ¹ÙÅÁ" style:font-name-asian="Times New Roman" style:font-name-complex="ÇÑÄÄ¹ÙÅÁ" fo:letter-spacing="-0.009cm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12" style:family="text" style:parent-style-name="Standard">
      <style:text-properties fo:font-size="10pt" fo:color="#000000" style:font-size-asian="10pt" style:font-size-complex="10pt" style:use-window-font-color="false" style:text-outline="false" style:letter-kerning="false" style:text-scale="98%" fo:font-variant="normal" fo:text-transform="none" style:text-line-through-type="none" style:text-line-through-style="none" style:text-position="0% 100%" style:font-name="MS Mincho" style:font-name-asian="MS Mincho" style:font-name-complex="MS Mincho" fo:letter-spacing="-0.004cm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4" style:family="paragraph" style:parent-style-name="Standard">
      <style:paragraph-properties text:number-lines="true" style:justify-single-word="false" fo:widows="2" fo:orphans="2" fo:line-height="125%" fo:text-align="justify" fo:keep-together="auto" fo:margin-left="2.297cm" fo:margin-right="0cm" fo:margin-top="0cm" fo:margin-bottom="0cm" fo:text-indent="-2.3cm" fo:background-color="transparent" style:shadow="none" fo:keep-with-next="auto" style:text-autospace="none" style:punctuation-wrap="hanging" style:line-break="strict" style:join-border="true">
        <style:tab-stops>
          <style:tab-stop style:position="0.159cm" style:type="left"/>
        </style:tab-stops>
      </style:paragraph-properties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ÇÑÄÄ¹ÙÅÁ" style:font-name-asian="Times New Roman" style:font-name-complex="ÇÑÄÄ¹ÙÅÁ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13" style:family="text" style:parent-style-name="Standard">
      <style:text-properties fo:font-size="10pt" fo:color="#000000" style:font-size-asian="10pt" style:font-size-complex="10pt" style:use-window-font-color="false" style:text-outline="false" style:letter-kerning="false" style:text-scale="98%" fo:font-variant="normal" fo:text-transform="none" style:text-line-through-type="none" style:text-line-through-style="none" style:text-position="0% 100%" style:font-name="바탕" style:font-name-asian="바탕" style:font-name-complex="바탕" fo:letter-spacing="-0.004cm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5" style:family="paragraph" style:parent-style-name="Standard">
      <style:paragraph-properties text:number-lines="true" style:justify-single-word="false" fo:widows="2" fo:orphans="2" fo:line-height="125%" fo:text-align="justify" fo:keep-together="auto" fo:margin-left="2.297cm" fo:margin-right="0cm" fo:margin-top="0cm" fo:margin-bottom="0cm" fo:text-indent="-2.3cm" fo:background-color="transparent" style:shadow="none" fo:keep-with-next="auto" style:text-autospace="none" style:punctuation-wrap="hanging" style:line-break="strict" style:join-border="true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ÇÑÄÄ¹ÙÅÁ" style:font-name-asian="Times New Roman" style:font-name-complex="ÇÑÄÄ¹ÙÅÁ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</office:automatic-styles>
  <office:body>
    <office:text>
      <table:table table:style-name="PO_TABLE1">
        <table:table-column table:style-name="PO_Table1.A"/>
        <table:table-column table:style-name="PO_Table1.B"/>
        <table:table-row table:style-name="PO_Table1.1">
          <table:table-cell table:style-name="PO_Table1.A1">
            <text:p text:style-name="PO_P1"><text:span text:style-name="PO_T1">신</text:span><text:span text:style-name="PO_T2"><text:s text:c="4"/></text:span><text:span text:style-name="PO_T1">청</text:span><text:span text:style-name="PO_T2"><text:s text:c="4"/></text:span><text:span text:style-name="PO_T1">서</text:span></text:p>
          </table:table-cell>
          <table:table-cell table:style-name="PO_Table1.B1">
            <text:p text:style-name="PO_P2"><text:span text:style-name="PO_T3">(</text:span><text:span text:style-name="PO_T4">＊</text:span><text:span text:style-name="PO_T5">해당사항을</text:span><text:span text:style-name="PO_T3"><text:s/></text:span><text:span text:style-name="PO_T5">기재하고</text:span><text:span text:style-name="PO_T3"><text:s/></text:span></text:p>
            <text:p text:style-name="PO_P2"><text:span text:style-name="PO_T5">해당</text:span><text:span text:style-name="PO_T3"><text:s/></text:span><text:span text:style-name="PO_T5">번호란에</text:span><text:span text:style-name="PO_T3"><text:s/>“</text:span><text:span text:style-name="PO_T4">○</text:span><text:span text:style-name="PO_T3">”</text:span><text:span text:style-name="PO_T5">표</text:span><text:span text:style-name="PO_T3">)</text:span></text:p>
          </table:table-cell>
        </table:table-row>
        <table:table-row table:style-name="PO_Table1.2">
          <table:table-cell table:style-name="PO_Table1.A2" table:number-columns-spanned="2">
            <text:p text:style-name="PO_P3"><text:span text:style-name="PO_T3"><text:s/></text:span><text:span text:style-name="PO_T5">사</text:span><text:span text:style-name="PO_T3"><text:s/></text:span><text:span text:style-name="PO_T5">건</text:span><text:span text:style-name="PO_T3"><text:s/></text:span><text:span text:style-name="PO_T5">번</text:span><text:span text:style-name="PO_T3"><text:s/></text:span><text:span text:style-name="PO_T5">호</text:span><text:span text:style-name="PO_T4">　</text:span><text:span text:style-name="PO_T3"><text:s text:c="6"/>20 </text:span><text:span text:style-name="PO_T4">　</text:span><text:span text:style-name="PO_T5">가</text:span><text:span text:style-name="PO_T4">　</text:span><text:span text:style-name="PO_T3">(</text:span><text:span text:style-name="PO_T5">차</text:span><text:span text:style-name="PO_T3">)</text:span><text:span text:style-name="PO_T4">　　</text:span><text:span text:style-name="PO_T3"><text:s text:c="10"/></text:span><text:span text:style-name="PO_T4">　　</text:span><text:span text:style-name="PO_T3">( <text:s text:c="4"/></text:span><text:span text:style-name="PO_T4">　</text:span><text:span text:style-name="PO_T5">단독</text:span><text:span text:style-name="PO_T3"><text:s text:c="2"/>20 <text:s text:c="2"/>.</text:span><text:span text:style-name="PO_T4">　</text:span><text:span text:style-name="PO_T3"><text:s text:c="2"/>.</text:span><text:span text:style-name="PO_T4">　</text:span><text:span text:style-name="PO_T3"><text:s text:c="2"/>. </text:span><text:span text:style-name="PO_T5">선고</text:span><text:span text:style-name="PO_T3">, </text:span></text:p>
            <text:p text:style-name="PO_P3"><text:span text:style-name="PO_T3"><text:s text:c="84"/></text:span><text:span text:style-name="PO_T5">기타 <text:s text:c="2"/></text:span><text:span text:style-name="PO_T3"><text:s text:c="13"/></text:span><text:span text:style-name="PO_T4">　　</text:span><text:span text:style-name="PO_T3">)</text:span></text:p>
            <text:p text:style-name="PO_P5"><draw:custom-shape draw:name="PO_Custom0" draw:id="PO_DrawId0" draw:style-name="PO_SHAPE1" text:anchor-type="paragraph" draw:z-index="1" svg:width="5.159cm" svg:height="1.961cm" svg:x="11.478cm" svg:y="0.577cm"><draw:enhanced-geometry svg:viewBox="0 0 21600 21600" draw:enhanced-path="M 0 0 L 21600 0 21600 21600 0 21600 Z N "><draw:equation draw:name="f0" draw:formula="?right"/><draw:equation draw:name="f1" draw:formula="?left"/><draw:equation draw:name="f2" draw:formula="?top"/><draw:equation draw:name="f3" draw:formula="?bottom"/><draw:equation draw:name="f4" draw:formula="?right"/><draw:equation draw:name="f5" draw:formula="?bottom"/><draw:equation draw:name="right" draw:formula="right"/><draw:equation draw:name="left" draw:formula="left"/><draw:equation draw:name="top" draw:formula="top"/><draw:equation draw:name="bottom" draw:formula="bottom"/><draw:equation draw:name="width" draw:formula="right"/><draw:equation draw:name="height" draw:formula="bottom"/></draw:enhanced-geometry><text:p text:style-name="PO_P4"/></draw:custom-shape></text:p>
            <text:p text:style-name="PO_P3"><text:span text:style-name="PO_T3"><text:s/></text:span><text:span text:style-name="PO_T5">원고</text:span><text:span text:style-name="PO_T3">(</text:span><text:span text:style-name="PO_T5">채권자</text:span><text:span text:style-name="PO_T3">) <text:s text:c="72"/></text:span><text:span text:style-name="PO_T5">집행문부여</text:span><text:span text:style-name="PO_T3"><text:s/></text:span><text:span text:style-name="PO_T5">인지액</text:span><text:span text:style-name="PO_T3"><text:s/>500</text:span><text:span text:style-name="PO_T5">원</text:span></text:p>
            <text:p text:style-name="PO_P3"><text:span text:style-name="PO_T3"><text:s text:c="92"/></text:span><text:span text:style-name="PO_T5">송달증명</text:span><text:span text:style-name="PO_T3"><text:s text:c="4"/></text:span><text:span text:style-name="PO_T5">인지액</text:span><text:span text:style-name="PO_T3"><text:s/>500</text:span><text:span text:style-name="PO_T5">원</text:span></text:p>
            <text:p text:style-name="PO_P3"><text:span text:style-name="PO_T3"><text:s/></text:span><text:span text:style-name="PO_T5">피고</text:span><text:span text:style-name="PO_T3">(</text:span><text:span text:style-name="PO_T5">채무자</text:span><text:span text:style-name="PO_T3">) <text:s text:c="72"/></text:span><text:span text:style-name="PO_T5">확정증명</text:span><text:span text:style-name="PO_T3"><text:s text:c="4"/></text:span><text:span text:style-name="PO_T5">인지액</text:span><text:span text:style-name="PO_T3"><text:s/>500</text:span><text:span text:style-name="PO_T5">원</text:span></text:p>
            <text:p text:style-name="PO_P6"/>
            <text:p text:style-name="PO_P3"><text:span text:style-name="PO_T3"><text:s/></text:span><text:span text:style-name="PO_T5">제</text:span><text:span text:style-name="PO_T3">3</text:span><text:span text:style-name="PO_T5">채무자</text:span></text:p>
          </table:table-cell>
          <table:covered-table-cell/>
        </table:table-row>
        <table:table-row table:style-name="PO_Table1.3">
          <table:table-cell table:style-name="PO_Table1.A3" table:number-columns-spanned="2">
            <text:p text:style-name="PO_P3"><text:span text:style-name="PO_T6"><text:s/></text:span><text:span text:style-name="PO_T7">1. </text:span><text:span text:style-name="PO_T8">집행문부여신청</text:span></text:p>
            <text:p text:style-name="PO_P5"/>
            <text:p text:style-name="PO_P7"><text:span text:style-name="PO_T3"><text:s text:c="3"/></text:span><text:span text:style-name="PO_T5">위</text:span><text:span text:style-name="PO_T3"><text:s/></text:span><text:span text:style-name="PO_T5">당사자간</text:span><text:span text:style-name="PO_T3"><text:s/></text:span><text:span text:style-name="PO_T5">사건의</text:span><text:span text:style-name="PO_T3">(</text:span><text:span text:style-name="PO_T5">판결</text:span><text:span text:style-name="PO_T3">, </text:span><text:span text:style-name="PO_T5">결정</text:span><text:span text:style-name="PO_T3">, </text:span><text:span text:style-name="PO_T5">명령</text:span><text:span text:style-name="PO_T3">, </text:span><text:span text:style-name="PO_T5">화해조서</text:span><text:span text:style-name="PO_T3">, </text:span><text:span text:style-name="PO_T5">인낙조서</text:span><text:span text:style-name="PO_T3">, </text:span><text:span text:style-name="PO_T5">조정조서</text:span><text:span text:style-name="PO_T3">) </text:span><text:span text:style-name="PO_T5">정본에</text:span><text:span text:style-name="PO_T3"><text:s/></text:span><text:span text:style-name="PO_T5">집행문을</text:span><text:span text:style-name="PO_T3"><text:s/></text:span><text:span text:style-name="PO_T5">부여하여</text:span><text:span text:style-name="PO_T3"><text:s/></text:span><text:span text:style-name="PO_T5">주시기</text:span><text:span text:style-name="PO_T3"><text:s/></text:span><text:span text:style-name="PO_T5">바랍니다</text:span><text:span text:style-name="PO_T3">.</text:span></text:p>
          </table:table-cell>
          <table:covered-table-cell/>
        </table:table-row>
        <table:table-row table:style-name="PO_Table1.4">
          <table:table-cell table:style-name="PO_Table1.A4" table:number-columns-spanned="2">
            <text:p text:style-name="PO_P3"><text:span text:style-name="PO_T3"><text:s/></text:span><text:span text:style-name="PO_T7">2. </text:span><text:span text:style-name="PO_T8">송달증명원</text:span></text:p>
            <text:p text:style-name="PO_P5"/>
            <text:p text:style-name="PO_P8"><text:span text:style-name="PO_T3"><text:s text:c="3"/></text:span><text:span text:style-name="PO_T5">위</text:span><text:span text:style-name="PO_T3"><text:s/></text:span><text:span text:style-name="PO_T5">사건의</text:span><text:span text:style-name="PO_T3">(</text:span><text:span text:style-name="PO_T5">판결</text:span><text:span text:style-name="PO_T3">, </text:span><text:span text:style-name="PO_T5">결정</text:span><text:span text:style-name="PO_T3">, </text:span><text:span text:style-name="PO_T5">명령</text:span><text:span text:style-name="PO_T3">, </text:span><text:span text:style-name="PO_T5">화해조서</text:span><text:span text:style-name="PO_T3">, </text:span><text:span text:style-name="PO_T5">인낙조서</text:span><text:span text:style-name="PO_T3">, </text:span><text:span text:style-name="PO_T5">조정조서</text:span><text:span text:style-name="PO_T3">) </text:span><text:span text:style-name="PO_T5">정본이</text:span><text:span text:style-name="PO_T3"><text:s/>20</text:span><text:span text:style-name="PO_T4">　</text:span><text:span text:style-name="PO_T3"><text:s/>.</text:span><text:span text:style-name="PO_T4">　</text:span><text:span text:style-name="PO_T3"><text:s/>.</text:span><text:span text:style-name="PO_T4">　</text:span><text:span text:style-name="PO_T3"><text:s/>.</text:span><text:span text:style-name="PO_T5">자로</text:span><text:span text:style-name="PO_T3"><text:s/></text:span><text:span text:style-name="PO_T5">상대방에게</text:span><text:span text:style-name="PO_T3"><text:s/></text:span><text:span text:style-name="PO_T5">송달되었음을</text:span><text:span text:style-name="PO_T3"><text:s/></text:span><text:span text:style-name="PO_T5">증명하여</text:span><text:span text:style-name="PO_T3"><text:s/></text:span><text:span text:style-name="PO_T5">주시기</text:span><text:span text:style-name="PO_T3"><text:s/></text:span><text:span text:style-name="PO_T5">바랍니다</text:span><text:span text:style-name="PO_T3">.</text:span></text:p>
          </table:table-cell>
          <table:covered-table-cell/>
        </table:table-row>
        <table:table-row table:style-name="PO_Table1.5">
          <table:table-cell table:style-name="PO_Table1.A5" table:number-columns-spanned="2">
            <text:p text:style-name="PO_P3"><text:span text:style-name="PO_T7"><text:s/>3. </text:span><text:span text:style-name="PO_T8">확정증명원</text:span></text:p>
            <text:p text:style-name="PO_P5"/>
            <text:p text:style-name="PO_P8"><text:span text:style-name="PO_T3"><text:s text:c="3"/></text:span><text:span text:style-name="PO_T5">위</text:span><text:span text:style-name="PO_T3"><text:s/></text:span><text:span text:style-name="PO_T5">사건의</text:span><text:span text:style-name="PO_T3"><text:s/>(</text:span><text:span text:style-name="PO_T5">판결</text:span><text:span text:style-name="PO_T3">, </text:span><text:span text:style-name="PO_T5">결정</text:span><text:span text:style-name="PO_T3">, </text:span><text:span text:style-name="PO_T5">명령</text:span><text:span text:style-name="PO_T3">, <text:s text:c="4"/></text:span><text:span text:style-name="PO_T4">　　</text:span><text:span text:style-name="PO_T3">)</text:span><text:span text:style-name="PO_T5">이</text:span><text:span text:style-name="PO_T3"><text:s/>20</text:span><text:span text:style-name="PO_T4">　</text:span><text:span text:style-name="PO_T3"><text:s/>. <text:s/></text:span><text:span text:style-name="PO_T4">　</text:span><text:span text:style-name="PO_T3">.</text:span><text:span text:style-name="PO_T4">　</text:span><text:span text:style-name="PO_T3"><text:s text:c="2"/>.</text:span><text:span text:style-name="PO_T5">자로</text:span><text:span text:style-name="PO_T3"><text:s/></text:span><text:span text:style-name="PO_T5">확정되었음을</text:span><text:span text:style-name="PO_T3"><text:s/></text:span><text:span text:style-name="PO_T5">증명하여</text:span><text:span text:style-name="PO_T3"><text:s/></text:span><text:span text:style-name="PO_T5">주시기</text:span><text:span text:style-name="PO_T3"><text:s/></text:span><text:span text:style-name="PO_T5">바랍니다</text:span><text:span text:style-name="PO_T3">.</text:span></text:p>
          </table:table-cell>
          <table:covered-table-cell/>
        </table:table-row>
        <table:table-row table:style-name="PO_Table1.6">
          <table:table-cell table:style-name="PO_Table1.A6" table:number-columns-spanned="2">
            <text:p text:style-name="PO_P9"><text:span text:style-name="PO_T3">20</text:span><text:span text:style-name="PO_T4">　</text:span><text:span text:style-name="PO_T3"><text:s/>.</text:span><text:span text:style-name="PO_T4">　</text:span><text:span text:style-name="PO_T3"><text:s text:c="2"/>. <text:s/></text:span><text:span text:style-name="PO_T4">　</text:span><text:span text:style-name="PO_T3">.</text:span></text:p>
            <text:p text:style-name="PO_P10"><text:span text:style-name="PO_T3"><text:s text:c="3"/></text:span><text:span text:style-name="PO_T5">위</text:span><text:span text:style-name="PO_T3"><text:s/>(1</text:span><text:span text:style-name="PO_T5">항</text:span><text:span text:style-name="PO_T3">, <text:s/>2</text:span><text:span text:style-name="PO_T5">항</text:span><text:span text:style-name="PO_T3">, <text:s/>3</text:span><text:span text:style-name="PO_T5">항</text:span><text:span text:style-name="PO_T3">) </text:span><text:span text:style-name="PO_T5">신청인</text:span><text:span text:style-name="PO_T3"><text:s text:c="6"/></text:span><text:span text:style-name="PO_T5">원고</text:span><text:span text:style-name="PO_T3">(</text:span><text:span text:style-name="PO_T5">채권자</text:span><text:span text:style-name="PO_T3">)</text:span><text:span text:style-name="PO_T4">　　　　</text:span><text:span text:style-name="PO_T3"><text:s text:c="11"/></text:span><text:span text:style-name="PO_T4">　</text:span><text:span text:style-name="PO_T3">(</text:span><text:span text:style-name="PO_T5">날인</text:span><text:span text:style-name="PO_T3"><text:s/></text:span><text:span text:style-name="PO_T5">또는</text:span><text:span text:style-name="PO_T3"><text:s/></text:span><text:span text:style-name="PO_T5">서명</text:span><text:span text:style-name="PO_T3">)</text:span></text:p>
            <text:p text:style-name="PO_P11"><text:span text:style-name="PO_T3"><text:s text:c="24"/></text:span><text:span text:style-name="PO_T5">법원</text:span><text:span text:style-name="PO_T4">　　　　　</text:span><text:span text:style-name="PO_T5">귀중</text:span></text:p>
          </table:table-cell>
          <table:covered-table-cell/>
        </table:table-row>
        <table:table-row table:style-name="PO_Table1.7">
          <table:table-cell table:style-name="PO_Table1.A7" table:number-columns-spanned="2">
            <text:p text:style-name="PO_P3"><text:span text:style-name="PO_T3"><text:s text:c="3"/></text:span><text:span text:style-name="PO_T5">위</text:span><text:span text:style-name="PO_T3"><text:s/>(</text:span><text:span text:style-name="PO_T5">송달</text:span><text:span text:style-name="PO_T3">, </text:span><text:span text:style-name="PO_T5">확정</text:span><text:span text:style-name="PO_T3">) </text:span><text:span text:style-name="PO_T5">사실을</text:span><text:span text:style-name="PO_T3"><text:s/></text:span><text:span text:style-name="PO_T5">증명합니다</text:span><text:span text:style-name="PO_T3">.</text:span></text:p>
            <text:p text:style-name="PO_P9"><text:span text:style-name="PO_T3">20 </text:span><text:span text:style-name="PO_T4">　</text:span><text:span text:style-name="PO_T3">. <text:s/></text:span><text:span text:style-name="PO_T4">　</text:span><text:span text:style-name="PO_T3">. </text:span><text:span text:style-name="PO_T4">　</text:span><text:span text:style-name="PO_T3">.</text:span></text:p>
            <text:p text:style-name="PO_P9"><text:span text:style-name="PO_T3"><text:s text:c="10"/></text:span><text:span text:style-name="PO_T5">법원</text:span><text:span text:style-name="PO_T4">　</text:span><text:span text:style-name="PO_T5">법원사무관</text:span><text:span text:style-name="PO_T3">(</text:span><text:span text:style-name="PO_T5">주사</text:span><text:span text:style-name="PO_T3">)</text:span><text:span text:style-name="PO_T4">　　</text:span><text:span text:style-name="PO_T3"><text:s text:c="7"/></text:span><text:span text:style-name="PO_T4">　　</text:span><text:span text:style-name="PO_T3">(</text:span><text:span text:style-name="PO_T5">인</text:span><text:span text:style-name="PO_T3">) </text:span></text:p>
          </table:table-cell>
          <table:covered-table-cell/>
        </table:table-row>
      </table:table>
      <text:p text:style-name="PO_P12"/>
      <text:p text:style-name="PO_P13"><text:span text:style-name="PO_T9">[</text:span><text:span text:style-name="PO_T10">유의사항</text:span><text:span text:style-name="PO_T9">] </text:span><text:span text:style-name="PO_T11">1. 사건번호는 법원으로부터 수령한 소송서류 등으로 확인하여 정확하게 기재하기 바랍니다. </text:span></text:p>
      <text:p text:style-name="PO_P14"><text:span text:style-name="PO_T11"><text:s text:c="16"/>2. 위 양식사항 중 ‘( 단독 <text:s/>. <text:s/>. <text:s/>.선고, 기타 )란에는 담당재판부와 판결을 선고받은 일자(혹은 지급명령을 고지받은 일자, 화해</text:span><text:span text:style-name="PO_T12">․</text:span><text:span text:style-name="PO_T11">조정 등의 일자)를 기재합니다.</text:span></text:p>
      <text:p text:style-name="PO_P15"><text:span text:style-name="PO_T11"><text:s text:c="16"/>3. 위 양식사항 중 당사자를 표시하는 ‘원고(채권자)’, ‘피고(채무자)’항은 지급명령신청사건의 경우에 ‘채권자’, ‘채무자’란에 </text:span><text:span text:style-name="PO_T13">○</text:span><text:span text:style-name="PO_T11">표를 하고, 그 외 소액 및 단독, 합의사건의 경우에는 ‘원고’, ‘피고’란에 </text:span><text:span text:style-name="PO_T13">○</text:span><text:span text:style-name="PO_T11">표를 하여야 합니다.</text:span></text:p>
      <text:p text:style-name="PO_P15"><text:span text:style-name="PO_T11"><text:s text:c="16"/>4. 위 양식사항 중 1 내지 3 신청의 ‘(판결 </text:span><text:span text:style-name="PO_T13">……</text:span><text:span text:style-name="PO_T11"><text:s/>조정조서)’ 등의 란과 그 하단의 ‘(1항, 2항, 3항), ’(송달, 확정)‘란에는 해당사항에 각 </text:span><text:span text:style-name="PO_T13">○</text:span><text:span text:style-name="PO_T11">표를 하여야 합니다. </text:span>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font-face-decls>
    <style:font-face style:name="맑은 고딕" svg:font-family="'맑은 고딕'"/>
    <style:font-face style:name="Wingdings" svg:font-family="Wingdings"/>
    <style:font-face style:name="Times New Roman" svg:font-family="'Times New Roman'"/>
    <style:font-face style:name="Liberation Serif" svg:font-family="'Liberation Serif'"/>
    <style:font-face style:name="Segoe UI" svg:font-family="'Segoe UI'"/>
    <style:font-face style:name="한컴바탕" svg:font-family="한컴바탕"/>
    <style:font-face style:name="돋움" svg:font-family="돋움"/>
    <style:font-face style:name="ÇÑÄÄ¹ÙÅÁ" svg:font-family="ÇÑÄÄ¹ÙÅÁ"/>
    <style:font-face style:name="바탕" svg:font-family="바탕"/>
    <style:font-face style:name="MS Mincho" svg:font-family="'MS Mincho'"/>
  </office:font-face-decls>
  <office:styles>
    <style:default-style style:family="chart"/>
    <style:default-style style:family="drawing-page"/>
    <style:default-style style:family="graphic"/>
    <style:default-style style:family="paragraph">
      <style:paragraph-properties style:tab-stop-distance="1.411cm"/>
    </style:default-style>
    <style:default-style style:family="presentation"/>
    <style:default-style style:family="ruby"/>
    <style:default-style style:family="table"/>
    <style:default-style style:family="table-cell"/>
    <style:default-style style:family="table-column"/>
    <style:default-style style:family="table-row"/>
    <style:default-style style:family="text"/>
    <style:style style:name="Standard" style:family="paragraph" style:class="text"/>
    <style:style style:name="Heading_20_1" style:family="paragraph" style:parent-style-name="Heading" style:display-name="Heading 1">
      <style:paragraph-properties fo:margin-left="0cm" fo:margin-right="0cm" fo:margin-top="0cm" fo:margin-bottom="0.282cm"/>
      <style:text-properties fo:font-size="14pt" fo:color="#000000" style:font-size-asian="14pt" style:font-size-complex="14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2" style:family="paragraph" style:parent-style-name="Heading" style:display-name="Heading 2">
      <style:paragraph-properties fo:margin-left="0cm" fo:margin-right="0cm" fo:margin-top="0cm" fo:margin-bottom="0.282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3" style:family="paragraph" style:parent-style-name="Heading" style:display-name="Heading 3">
      <style:paragraph-properties fo:margin-left="1.764cm" fo:margin-right="0cm" fo:margin-top="0cm" fo:margin-bottom="0.282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4" style:family="paragraph" style:parent-style-name="Heading" style:display-name="Heading 4">
      <style:paragraph-properties fo:margin-left="2.117cm" fo:margin-right="0cm" fo:margin-top="0cm" fo:margin-bottom="0.282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0cm" style:language-asian="ko" style:country-asian="KR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Heading_20_5" style:family="paragraph" style:parent-style-name="Heading" style:display-name="Heading 5">
      <style:paragraph-properties fo:margin-left="2.469cm" fo:margin-right="0cm" fo:margin-top="0cm" fo:margin-bottom="0.282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6" style:family="paragraph" style:parent-style-name="Heading" style:display-name="Heading 6">
      <style:paragraph-properties fo:margin-left="2.822cm" fo:margin-right="0cm" fo:margin-top="0cm" fo:margin-bottom="0.282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0cm" style:language-asian="ko" style:country-asian="KR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Heading_20_7" style:family="paragraph" style:parent-style-name="Heading" style:display-name="Heading 7">
      <style:paragraph-properties fo:margin-left="3.175cm" fo:margin-right="0cm" fo:margin-top="0cm" fo:margin-bottom="0.282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8" style:family="paragraph" style:parent-style-name="Heading" style:display-name="Heading 8">
      <style:paragraph-properties fo:margin-left="3.528cm" fo:margin-right="0cm" fo:margin-top="0cm" fo:margin-bottom="0.282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9" style:family="paragraph" style:parent-style-name="Heading" style:display-name="Heading 9">
      <style:paragraph-properties fo:margin-left="3.881cm" fo:margin-right="0cm" fo:margin-top="0cm" fo:margin-bottom="0.282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1" style:family="paragraph" style:parent-style-name="Index" style:display-name="Contents 1">
      <style:paragraph-properties fo:margin-left="0cm" fo:margin-right="0cm" fo:margin-top="0cm" fo:margin-bottom="0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2" style:family="paragraph" style:parent-style-name="Index" style:display-name="Contents 2">
      <style:paragraph-properties fo:margin-left="0.75cm" fo:margin-right="0cm" fo:margin-top="0cm" fo:margin-bottom="0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3" style:family="paragraph" style:parent-style-name="Index" style:display-name="Contents 3">
      <style:paragraph-properties fo:margin-left="1.499cm" fo:margin-right="0cm" fo:margin-top="0cm" fo:margin-bottom="0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4" style:family="paragraph" style:parent-style-name="Index" style:display-name="Contents 4">
      <style:paragraph-properties fo:margin-left="2.249cm" fo:margin-right="0cm" fo:margin-top="0cm" fo:margin-bottom="0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5" style:family="paragraph" style:parent-style-name="Index" style:display-name="Contents 5">
      <style:paragraph-properties fo:margin-left="2.999cm" fo:margin-right="0cm" fo:margin-top="0cm" fo:margin-bottom="0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6" style:family="paragraph" style:parent-style-name="Index" style:display-name="Contents 6">
      <style:paragraph-properties fo:margin-left="3.748cm" fo:margin-right="0cm" fo:margin-top="0cm" fo:margin-bottom="0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7" style:family="paragraph" style:parent-style-name="Index" style:display-name="Contents 7">
      <style:paragraph-properties fo:margin-left="4.498cm" fo:margin-right="0cm" fo:margin-top="0cm" fo:margin-bottom="0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8" style:family="paragraph" style:parent-style-name="Index" style:display-name="Contents 8">
      <style:paragraph-properties fo:margin-left="5.248cm" fo:margin-right="0cm" fo:margin-top="0cm" fo:margin-bottom="0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9" style:family="paragraph" style:parent-style-name="Index" style:display-name="Contents 9">
      <style:paragraph-properties fo:margin-left="5.997cm" fo:margin-right="0cm" fo:margin-top="0cm" fo:margin-bottom="0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text:notes-configuration text:note-class="footnote" style:num-format="1" text:start-value="0" text:start-numbering-at="document"/>
    <text:notes-configuration text:note-class="endnote" style:num-format="1" text:start-value="0"/>
    <text:linenumbering-configuration text:number-lines="false" text:restart-on-page="false" text:offset="0.501cm"/>
  </office:styles>
  <office:automatic-styles>
    <style:page-layout style:name="StandardL">
      <style:page-layout-properties fo:page-width="21.001cm" fo:page-height="29.7cm" style:print-orientation="portrait" fo:margin-left="2cm" fo:margin-right="2cm" fo:margin-top="2cm" fo:margin-bottom="2cm" style:footnote-max-height="0cm" style:writing-mode="lr-tb">
        <style:footnote-sep style:width="0.018cm" style:distance-before-sep="0.101cm" style:distance-after-sep="0.101cm" style:rel-width="25%" style:color="#000000" style:line-style="solid" style:adjustment="left"/>
      </style:page-layout-properties>
      <style:header-style/>
      <style:footer-style/>
    </style:page-layout>
  </office:automatic-styles>
  <office:master-styles>
    <style:master-page style:name="Standard" style:page-layout-name="StandardL"/>
  </office:master-styles>
</office:document-styles>
</file>

<file path=meta.xml><?xml version="1.0" encoding="utf-8"?>
<office:document-meta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meta>
    <meta:initial-creator>Brell(고명국)</meta:initial-creator>
    <dc:creator>Brell(고명국)</dc:creator>
    <meta:creation-date>2016-9-30T16:53:55</meta:creation-date>
    <dc:date>2016-9-30T16:53:56</dc:date>
    <meta:editing-cycles>2</meta:editing-cycles>
    <meta:document-statistic meta:character-count="653" meta:non-whitespace-character-count="653" meta:page-count="1" meta:paragraph-count="25" meta:word-count="616"/>
  </office:meta>
</office:document-meta>
</file>